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1E000000320097D3207603A4C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" draw:marker-start-width="0.279cm" draw:marker-end="" draw:marker-end-width="0.279cm" draw:fill-color="#eeeeee" draw:opacity="100%" draw:textarea-horizontal-align="justify" draw:textarea-vertical-align="middle" draw:auto-grow-height="false" fo:min-height="0.698cm" fo:min-width="2.448cm" fo:padding-top="0.151cm" fo:padding-bottom="0.151cm" fo:padding-left="0.276cm" fo:padding-right="0.276cm" draw:shadow="visible" style:writing-mode="lr-tb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75cm" fo:min-width="2.5cm" fo:padding-top="0.151cm" fo:padding-bottom="0.151cm" fo:padding-left="0.276cm" fo:padding-right="0.276cm" draw:shadow="visible" style:writing-mode="lr-tb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1.924cm" fo:padding-top="0.151cm" fo:padding-bottom="0.151cm" fo:padding-left="0.276cm" fo:padding-right="0.276cm" draw:shadow="visible" style:writing-mode="lr-tb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4.222cm" fo:padding-top="0.151cm" fo:padding-bottom="0.151cm" fo:padding-left="0.276cm" fo:padding-right="0.276cm" draw:shadow="visible" style:writing-mode="lr-tb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2.278cm" fo:padding-top="0.151cm" fo:padding-bottom="0.151cm" fo:padding-left="0.276cm" fo:padding-right="0.276cm" draw:shadow="visible" style:writing-mode="lr-tb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282cm" fo:min-width="0.698cm" fo:padding-top="0.151cm" fo:padding-bottom="0.151cm" fo:padding-left="0.276cm" fo:padding-right="0.276cm" draw:shadow="visible" style:writing-mode="lr-tb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1.57cm" fo:padding-top="0.151cm" fo:padding-bottom="0.151cm" fo:padding-left="0.276cm" fo:padding-right="0.276cm" draw:shadow="visible" style:writing-mode="lr-tb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eeeeee" draw:textarea-vertical-align="middle" draw:auto-grow-height="false" fo:min-height="0.698cm" fo:min-width="2.448cm" fo:padding-top="0.151cm" fo:padding-bottom="0.151cm" fo:padding-left="0.276cm" fo:padding-right="0.276cm" draw:shadow="hidden"/>
    </style:style>
    <style:style style:name="gr10" style:family="graphic" style:parent-style-name="standard">
      <style:graphic-properties svg:stroke-width="0.053cm" svg:stroke-color="#000000" draw:marker-start="" draw:marker-start-width="0.279cm" draw:marker-end="" draw:marker-end-width="0.279cm" draw:fill-color="#eeeeee" draw:opacity="100%" draw:textarea-horizontal-align="justify" draw:textarea-vertical-align="middle" draw:auto-grow-height="false" fo:min-height="0.698cm" fo:min-width="3.848cm" fo:padding-top="0.151cm" fo:padding-bottom="0.151cm" fo:padding-left="0.276cm" fo:padding-right="0.276cm" draw:shadow="visible" style:writing-mode="lr-tb"/>
      <style:paragraph-properties style:writing-mode="lr-tb"/>
    </style:style>
    <style:style style:name="gr11" style:family="graphic" style:parent-style-name="standard">
      <style:graphic-properties draw:stroke="none" svg:stroke-width="0.053cm" svg:stroke-color="#ffffff" draw:marker-start="" draw:marker-start-width="0.279cm" draw:marker-end="" draw:marker-end-width="0.279cm" draw:fill-color="#eeeeee" draw:opacity="0%" draw:textarea-horizontal-align="justify" draw:textarea-vertical-align="middle" draw:auto-grow-height="false" fo:min-height="0.698cm" fo:min-width="2.448cm" fo:padding-top="0.151cm" fo:padding-bottom="0.151cm" fo:padding-left="0.276cm" fo:padding-right="0.276cm" draw:shadow="hidden" style:writing-mode="lr-tb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="" draw:marker-start-width="0.279cm" draw:marker-end="" draw:marker-end-width="0.279cm" draw:fill-color="#eeeeee" draw:opacity="100%" draw:textarea-horizontal-align="justify" draw:textarea-vertical-align="middle" draw:auto-grow-height="false" fo:min-height="0.698cm" fo:min-width="2.498cm" fo:padding-top="0.151cm" fo:padding-bottom="0.151cm" fo:padding-left="0.276cm" fo:padding-right="0.276cm" draw:shadow="visible" style:writing-mode="lr-tb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3.23cm" fo:padding-top="0.151cm" fo:padding-bottom="0.151cm" fo:padding-left="0.276cm" fo:padding-right="0.276cm" draw:shadow="visible" style:writing-mode="lr-tb"/>
      <style:paragraph-properties style:writing-mode="lr-tb"/>
    </style:style>
    <style:style style:name="gr14" style:family="graphic">
      <style:graphic-properties style:writing-mode="lr-tb"/>
    </style:style>
    <style:style style:name="gr15" style:family="graphic" style:parent-style-name="standard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574cm" fo:min-width="0cm" fo:padding-top="0.151cm" fo:padding-bottom="0.151cm" fo:padding-left="0.276cm" fo:padding-right="0.276cm" draw:shadow="visible" style:writing-mode="lr-tb"/>
      <style:paragraph-properties style:writing-mode="lr-tb"/>
    </style:style>
    <style:style style:name="gr16" style:family="graphic" style:parent-style-name="standard">
      <style:graphic-properties draw:stroke="none" svg:stroke-width="0.053cm" svg:stroke-color="#ffffff" draw:marker-start="" draw:marker-start-width="0.279cm" draw:marker-end="" draw:marker-end-width="0.279cm" draw:fill-color="#eeeeee" draw:opacity="0%" draw:textarea-horizontal-align="justify" draw:textarea-vertical-align="middle" draw:auto-grow-height="false" fo:min-height="0.698cm" fo:min-width="0.114cm" fo:padding-top="0.151cm" fo:padding-bottom="0.151cm" fo:padding-left="0.276cm" fo:padding-right="0.276cm" draw:shadow="hidden" style:writing-mode="lr-tb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1.888cm" fo:padding-top="0.151cm" fo:padding-bottom="0.151cm" fo:padding-left="0.276cm" fo:padding-right="0.276cm" draw:shadow="visible" style:writing-mode="lr-tb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2.066cm" fo:padding-top="0.151cm" fo:padding-bottom="0.151cm" fo:padding-left="0.276cm" fo:padding-right="0.276cm" draw:shadow="visible" style:writing-mode="lr-tb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3.374cm" fo:padding-top="0.151cm" fo:padding-bottom="0.151cm" fo:padding-left="0.276cm" fo:padding-right="0.276cm" draw:shadow="visible" style:writing-mode="lr-tb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3.162cm" fo:padding-top="0.151cm" fo:padding-bottom="0.151cm" fo:padding-left="0.276cm" fo:padding-right="0.276cm" draw:shadow="visible" style:writing-mode="lr-tb"/>
      <style:paragraph-properties style:writing-mode="lr-tb"/>
    </style:style>
    <style:style style:name="gr21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2.1cm" fo:padding-top="0.151cm" fo:padding-bottom="0.151cm" fo:padding-left="0.276cm" fo:padding-right="0.276cm" draw:shadow="visible" style:writing-mode="lr-tb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3.692cm" fo:padding-top="0.151cm" fo:padding-bottom="0.151cm" fo:padding-left="0.276cm" fo:padding-right="0.276cm" draw:shadow="visible" style:writing-mode="lr-tb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76cm" fo:min-width="3.692cm" fo:padding-top="0.151cm" fo:padding-bottom="0.151cm" fo:padding-left="0.276cm" fo:padding-right="0.276cm" draw:shadow="visible" style:writing-mode="lr-tb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406cm" fo:min-width="3.868cm" fo:padding-top="0.151cm" fo:padding-bottom="0.151cm" fo:padding-left="0.276cm" fo:padding-right="0.276cm" draw:shadow="visible" style:writing-mode="lr-tb"/>
      <style:paragraph-properties style:writing-mode="lr-tb"/>
    </style:style>
    <style:style style:name="gr26" style:family="graphic" style:parent-style-name="standard">
      <style:graphic-properties draw:stroke="none" svg:stroke-width="0.053cm" svg:stroke-color="#ffffff" draw:marker-start="" draw:marker-start-width="0.279cm" draw:marker-end="" draw:marker-end-width="0.279cm" draw:fill-color="#eeeeee" draw:opacity="0%" draw:textarea-horizontal-align="justify" draw:textarea-vertical-align="middle" draw:auto-grow-height="false" fo:min-height="0.698cm" fo:min-width="3.198cm" fo:padding-top="0.151cm" fo:padding-bottom="0.151cm" fo:padding-left="0.276cm" fo:padding-right="0.276cm" draw:shadow="hidden" style:writing-mode="lr-tb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10.698cm" fo:min-width="31.448cm" fo:padding-top="0.151cm" fo:padding-bottom="0.151cm" fo:padding-left="0.276cm" fo:padding-right="0.276cm" draw:shadow="visible"/>
      <style:paragraph-properties style:writing-mode="lr-tb"/>
    </style:style>
    <style:style style:name="gr28" style:family="graphic" style:parent-style-name="standard" style:list-style-name="L1">
      <style:graphic-properties draw:stroke="none" svg:stroke-width="0.053cm" svg:stroke-color="#ffffff" draw:marker-start="" draw:marker-start-width="0.279cm" draw:marker-end="" draw:marker-end-width="0.279cm" draw:fill-color="#eeeeee" draw:opacity="0%" draw:textarea-horizontal-align="justify" draw:textarea-vertical-align="middle" draw:auto-grow-height="false" fo:min-height="8.698cm" fo:min-width="23.698cm" fo:padding-top="0.151cm" fo:padding-bottom="0.151cm" fo:padding-left="0.276cm" fo:padding-right="0.276cm" draw:shadow="hidden" style:writing-mode="lr-tb"/>
      <style:paragraph-properties style:writing-mode="lr-tb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-color="#eeeeee" draw:opacity="100%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 style:writing-mode="lr-tb"/>
      <style:text-properties fo:font-size="15pt" style:text-underline-style="solid" style:text-underline-width="auto" style:text-underline-color="font-color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eeeeee" draw:opacity="0%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-color="#eeeeee"/>
      <style:paragraph-properties fo:margin-left="0cm" fo:margin-right="0cm" fo:text-align="center" fo:text-indent="0cm" style:writing-mode="lr-tb"/>
      <style:text-properties style:font-name="Liberation Sans" fo:font-size="15pt" style:letter-kerning="true" style:font-name-asian="Noto Sans CJK SC" style:font-size-asian="15pt" style:font-name-complex="Noto Sans Devanagari" style:font-size-complex="15pt"/>
    </style:style>
    <style:style style:name="P10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1" style:family="paragraph">
      <loext:graphic-properties draw:fill-color="#eeeeee"/>
      <style:paragraph-properties fo:text-align="center" style:writing-mode="lr-tb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eeeeee" draw:opacity="0%"/>
      <style:paragraph-properties fo:text-align="center" style:writing-mode="lr-tb"/>
      <style:text-properties fo:font-size="9pt" style:font-size-asian="9pt" style:font-size-complex="9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eeeeee" draw:opacity="0%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eeeeee"/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18" style:family="paragraph">
      <style:paragraph-properties fo:margin-left="0cm" fo:margin-right="0cm" fo:margin-top="0.3cm" fo:margin-bottom="0cm" fo:line-height="100%" fo:text-align="start" fo:text-indent="0cm"/>
      <style:text-properties fo:font-size="15pt" style:font-size-asian="15pt" style:font-size-complex="15pt"/>
    </style:style>
    <style:style style:name="P19" style:family="paragraph">
      <loext:graphic-properties draw:fill-color="#eeeeee" draw:opacity="0%"/>
      <style:paragraph-properties fo:margin-left="0cm" fo:margin-right="0cm" fo:margin-top="0.3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underline-style="none"/>
    </style:style>
    <style:style style:name="T6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3cm" svg:height="1cm" svg:x="9.8cm" svg:y="5.65cm">
          <text:p text:style-name="P1"><text:span text:style-name="T1">Usuari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13.8cm" svg:y="11.9cm">
          <text:p text:style-name="P1"><text:span text:style-name="T1">Cuo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5cm" svg:height="1cm" svg:x="5.3cm" svg:y="5.65cm">
          <text:p text:style-name="P4"><text:span text:style-name="T1">Núm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75cm" svg:height="1cm" svg:x="8.05cm" svg:y="3.9cm">
          <text:p text:style-name="P1"><text:span text:style-name="T1">NombreComple</text:span><text:span text:style-name="T1">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cm" svg:height="1cm" svg:x="5.3cm" svg:y="2.15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1cm" svg:x="9.3cm" svg:y="2.15cm">
          <text:p text:style-name="P1"><text:span text:style-name="T1">Apellido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1cm" svg:x="13.8cm" svg:y="2.15cm">
          <text:p text:style-name="P1"><text:span text:style-name="T1">Apellido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1.3cm" svg:y1="3.9cm" svg:x2="7.05cm" svg:y2="3.15cm">
          <text:p/>
        </draw:line>
        <draw:line draw:style-name="gr6" draw:text-style-name="P6" draw:layer="layout" svg:x1="11.3cm" svg:y1="3.9cm" svg:x2="11.3cm" svg:y2="3.15cm">
          <text:p/>
        </draw:line>
        <draw:line draw:style-name="gr6" draw:text-style-name="P6" draw:layer="layout" svg:x1="15.8cm" svg:y1="3.15cm" svg:x2="11.3cm" svg:y2="3.9cm">
          <text:p/>
        </draw:line>
        <draw:line draw:style-name="gr6" draw:text-style-name="P6" draw:layer="layout" svg:x1="11.3cm" svg:y1="5.65cm" svg:x2="11.3cm" svg:y2="4.9cm">
          <text:p/>
        </draw:line>
        <draw:line draw:style-name="gr6" draw:text-style-name="P6" draw:layer="layout" svg:x1="8.8cm" svg:y1="6.15cm" svg:x2="9.8cm" svg:y2="6.15cm">
          <text:p/>
        </draw:line>
        <draw:line draw:style-name="gr6" draw:text-style-name="P6" draw:layer="layout" svg:x1="11.3cm" svg:y1="7.4cm" svg:x2="11.3cm" svg:y2="6.65cm">
          <text:p/>
        </draw:line>
        <draw:custom-shape draw:style-name="gr7" draw:text-style-name="P3" draw:layer="layout" svg:width="2.5cm" svg:height="1.75cm" draw:transform="rotate (-3.14159265358979) translate (12.55cm 9.15cm)">
          <text:p/>
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cm" svg:height="1cm" svg:x="13.8cm" svg:y="9.9cm">
          <text:p text:style-name="P1"><text:span text:style-name="T1">Jugad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5.8cm" svg:y="9.9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cm" svg:x="5.8cm" svg:y="11.9cm">
          <text:p text:style-name="P1"><text:span text:style-name="T1">Ni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3cm" svg:y1="11.9cm" svg:x2="7.3cm" svg:y2="10.9cm">
          <text:p/>
        </draw:line>
        <draw:line draw:style-name="gr6" draw:text-style-name="P6" draw:layer="layout" svg:x1="15.3cm" svg:y1="11.9cm" svg:x2="15.3cm" svg:y2="10.9cm">
          <text:p/>
        </draw:line>
        <draw:line draw:style-name="gr6" draw:text-style-name="P6" draw:layer="layout" svg:x1="7.3cm" svg:y1="9.9cm" svg:x2="10.55cm" svg:y2="8.15cm">
          <text:p/>
        </draw:line>
        <draw:line draw:style-name="gr6" draw:text-style-name="P6" draw:layer="layout" svg:x1="15.3cm" svg:y1="9.9cm" svg:x2="12.05cm" svg:y2="8.15cm">
          <text:p/>
        </draw:line>
        <draw:ellipse draw:style-name="gr9" draw:text-style-name="P7" draw:layer="layout" svg:width="6.25cm" svg:height="4cm" svg:x="8.183cm" svg:y="5.612cm" draw:kind="arc" draw:start-angle="195.6" draw:end-angle="343.2">
          <text:p/>
        </draw:ellipse>
        <draw:custom-shape draw:style-name="gr7" draw:text-style-name="P3" draw:layer="layout" svg:width="2.5cm" svg:height="1.75cm" draw:transform="rotate (-3.14159265358979) translate (23.1cm 9.1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6" draw:layer="layout" svg:x1="21.15cm" svg:y1="8.15cm" svg:x2="16.8cm" svg:y2="10.4cm">
          <text:p/>
        </draw:line>
        <draw:custom-shape draw:style-name="gr10" draw:text-style-name="P2" draw:layer="layout" svg:width="4.4cm" svg:height="1cm" svg:x="27cm" svg:y="9.9cm">
          <text:p text:style-name="P1"><text:span text:style-name="T1">Palabra / Frase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2.65cm" svg:y1="8cm" svg:x2="27cm" svg:y2="10.5cm">
          <text:p/>
        </draw:line>
        <draw:custom-shape draw:style-name="gr11" draw:text-style-name="P8" draw:layer="layout" svg:width="3cm" svg:height="1cm" svg:x="20.35cm" svg:y="7.2cm">
          <text:p text:style-name="P1"><text:span text:style-name="T1">Partid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5cm" svg:height="1cm" svg:x="20.35cm" svg:y="3.9cm">
          <text:p text:style-name="P1"><text:span text:style-name="T1">Juego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1.9cm" svg:y1="7.4cm" svg:x2="21.9cm" svg:y2="4.9cm">
          <text:p/>
        </draw:line>
        <draw:custom-shape draw:style-name="gr1" draw:text-style-name="P2" draw:layer="layout" svg:width="3cm" svg:height="1cm" svg:x="29.004cm" svg:y="13.6cm">
          <text:p text:style-name="P1"><text:span text:style-name="T1">Historico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0.504cm" svg:y1="15.35cm" svg:x2="30.504cm" svg:y2="14.6cm">
          <text:p/>
        </draw:line>
        <draw:custom-shape draw:style-name="gr13" draw:text-style-name="P3" draw:layer="layout" svg:width="5.346cm" svg:height="1cm" svg:x="27.754cm" svg:y="15.35cm">
          <text:p text:style-name="P1"><text:span text:style-name="T1">palabraFr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1.4cm" svg:y1="10.4cm" svg:x2="32.1cm" svg:y2="10.4cm">
          <text:p/>
        </draw:line>
        <draw:line draw:style-name="gr6" draw:text-style-name="P6" draw:layer="layout" svg:x1="32.096cm" svg:y1="9.239cm" svg:x2="32.1cm" svg:y2="10.4cm">
          <text:p/>
        </draw:line>
        <draw:g draw:style-name="gr14">
          <draw:custom-shape draw:style-name="gr15" draw:text-style-name="P9" draw:layer="layout" svg:width="1cm" svg:height="1.75cm" svg:x="31.6cm" svg:y="7.85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6" draw:text-style-name="P8" draw:layer="layout" svg:width="0.666cm" svg:height="1cm" svg:x="31.767cm" svg:y="8.25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6" draw:layer="layout" svg:x1="32.1cm" svg:y1="7.4cm" svg:x2="32.1cm" svg:y2="7.9cm">
          <text:p/>
        </draw:line>
        <draw:line draw:style-name="gr6" draw:text-style-name="P6" draw:layer="layout" svg:x1="28.35cm" svg:y1="7.4cm" svg:x2="32.1cm" svg:y2="7.4cm">
          <text:p/>
        </draw:line>
        <draw:line draw:style-name="gr6" draw:text-style-name="P6" draw:layer="layout" svg:x1="28.35cm" svg:y1="7.4cm" svg:x2="28.35cm" svg:y2="9.9cm">
          <text:p/>
        </draw:line>
        <draw:custom-shape draw:style-name="gr11" draw:text-style-name="P8" draw:layer="layout" svg:width="3cm" svg:height="1cm" svg:x="28.85cm" svg:y="8.15cm">
          <text:p text:style-name="P1"><text:span text:style-name="T1">Sinonimo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45cm" svg:height="1cm" svg:x="26.1cm" svg:y="2.4cm">
          <text:p text:style-name="P1"><text:span text:style-name="T1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3.7cm" svg:height="1cm" svg:x="26.15cm" svg:y="3.9cm">
          <text:p text:style-name="P10"><text:span text:style-name="T2">IdJue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5.55cm" svg:height="1cm" svg:x="26.1cm" svg:y="5.4cm">
          <text:p text:style-name="P1"><text:span text:style-name="T1">fechaSist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5.25cm" svg:height="1cm" svg:x="15.35cm" svg:y="5.9cm">
          <text:p text:style-name="P1"><text:span text:style-name="T1">horaSist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3.4cm" svg:y1="4.4cm" svg:x2="26.1cm" svg:y2="4.4cm">
          <text:p/>
        </draw:line>
        <draw:line draw:style-name="gr6" draw:text-style-name="P6" draw:layer="layout" svg:x1="26.1cm" svg:y1="4.4cm" svg:x2="26.15cm" svg:y2="4.4cm">
          <text:p/>
        </draw:line>
        <draw:line draw:style-name="gr6" draw:text-style-name="P6" draw:layer="layout" svg:x1="23.4cm" svg:y1="4.4cm" svg:x2="26.1cm" svg:y2="2.9cm">
          <text:p/>
        </draw:line>
        <draw:line draw:style-name="gr6" draw:text-style-name="P6" draw:layer="layout" svg:x1="23.4cm" svg:y1="4.4cm" svg:x2="26.1cm" svg:y2="5.9cm">
          <text:p/>
        </draw:line>
        <draw:line draw:style-name="gr6" draw:text-style-name="P6" draw:layer="layout" svg:x1="23.4cm" svg:y1="4.4cm" svg:x2="26.1cm" svg:y2="4.4cm">
          <text:p/>
        </draw:line>
        <draw:line draw:style-name="gr6" draw:text-style-name="P6" draw:layer="layout" svg:x1="18.1cm" svg:y1="5.9cm" svg:x2="18.1cm" svg:y2="4.4cm">
          <text:p/>
        </draw:line>
        <draw:polygon draw:style-name="gr6" draw:text-style-name="P6" draw:layer="layout" svg:width="0cm" svg:height="0cm" svg:x="20.25cm" svg:y="4.6cm" svg:viewBox="0 0 0 0" draw:points="0,0">
          <text:p/>
        </draw:polygon>
        <draw:line draw:style-name="gr6" draw:text-style-name="P6" draw:layer="layout" svg:x1="20.35cm" svg:y1="4.4cm" svg:x2="18.1cm" svg:y2="4.4cm">
          <text:p/>
        </draw:line>
        <draw:frame draw:style-name="gr21" draw:text-style-name="P6" draw:layer="layout" svg:width="0.1cm" svg:height="0.001cm" svg:x="20.25cm" svg:y="4.4cm">
          <draw:image xlink:href="Pictures/100000010000001E000000320097D3207603A4C5.png" xlink:type="simple" xlink:show="embed" xlink:actuate="onLoad" draw:mime-type="image/png">
            <text:p/>
          </draw:image>
        </draw:frame>
        <draw:custom-shape draw:style-name="gr22" draw:text-style-name="P5" draw:layer="layout" svg:width="3.75cm" svg:height="1cm" svg:x="24.75cm" svg:y="11.4cm">
          <text:p text:style-name="P12"><text:span text:style-name="T2">idParti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6cm" svg:height="1cm" svg:x="17.35cm" svg:y="11.15cm">
          <text:p text:style-name="P1"><text:span text:style-name="T1">registroPuntaj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6cm" svg:height="1.5cm" svg:x="21.15cm" svg:y="13.9cm">
          <text:p text:style-name="P1"><text:span text:style-name="T1">clasificaciónesFina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0.35cm" svg:y1="11.15cm" svg:x2="21.85cm" svg:y2="9.15cm">
          <text:p/>
        </draw:line>
        <draw:line draw:style-name="gr6" draw:text-style-name="P6" draw:layer="layout" svg:x1="26.1cm" svg:y1="11.4cm" svg:x2="21.85cm" svg:y2="9.15cm">
          <text:p/>
        </draw:line>
        <draw:line draw:style-name="gr6" draw:text-style-name="P6" draw:layer="layout" svg:x1="23.85cm" svg:y1="11.65cm" svg:x2="21.85cm" svg:y2="9.15cm">
          <text:p/>
        </draw:line>
        <draw:line draw:style-name="gr6" draw:text-style-name="P6" draw:layer="layout" svg:x1="23.85cm" svg:y1="13.15cm" svg:x2="23.85cm" svg:y2="11.65cm">
          <text:p/>
        </draw:line>
        <draw:custom-shape draw:style-name="gr25" draw:text-style-name="P3" draw:layer="layout" svg:width="6.25cm" svg:height="1cm" svg:x="17.6cm" svg:y="12.65cm">
          <text:p text:style-name="P1"><text:span text:style-name="T1">duraciónParti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4.35cm" svg:y1="11.65cm" svg:x2="21.85cm" svg:y2="9.15cm">
          <text:p/>
        </draw:line>
        <draw:line draw:style-name="gr6" draw:text-style-name="P6" draw:layer="layout" svg:x1="24.35cm" svg:y1="13.9cm" svg:x2="24.35cm" svg:y2="11.65cm">
          <text:p/>
        </draw:line>
        <draw:custom-shape draw:style-name="gr26" draw:text-style-name="P14" draw:layer="layout" svg:width="3.75cm" svg:height="1cm" svg:x="9.4cm" svg:y="7.15cm">
          <text:p text:style-name="P13"><text:span text:style-name="T3">Identific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23.85cm" svg:y="7.65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1cm" svg:x="32.85cm" svg:y="12.15cm">
          <text:p text:style-name="P1"><text:span text:style-name="T1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1cm" svg:x="33.35cm" svg:y="10.4cm">
          <text:p text:style-name="P1"><text:span text:style-name="T1">idPalab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1.4cm" svg:y1="10.4cm" svg:x2="32.85cm" svg:y2="12.65cm">
          <text:p/>
        </draw:line>
        <draw:line draw:style-name="gr6" draw:text-style-name="P6" draw:layer="layout" svg:x1="31.4cm" svg:y1="10.4cm" svg:x2="33.35cm" svg:y2="10.9cm">
          <text:p/>
        </draw:line>
        <draw:line draw:style-name="gr6" draw:text-style-name="P6" draw:layer="layout" svg:x1="31.4cm" svg:y1="10.4cm" svg:x2="32.1cm" svg:y2="10.4cm">
          <text:p/>
        </draw:line>
        <draw:line draw:style-name="gr6" draw:text-style-name="P6" draw:layer="layout" svg:x1="26.35cm" svg:y1="8.65cm" svg:x2="27cm" svg:y2="10.5cm">
          <text:p/>
        </draw:line>
        <draw:ellipse draw:style-name="gr9" draw:text-style-name="P7" draw:layer="layout" svg:width="6.25cm" svg:height="4cm" svg:x="8.183cm" svg:y="5.612cm" draw:kind="arc" draw:start-angle="195.6" draw:end-angle="343.2">
          <text:p/>
        </draw:ellipse>
        <draw:custom-shape draw:style-name="gr11" draw:text-style-name="P8" draw:layer="layout" svg:width="3cm" svg:height="1cm" svg:x="32.1cm" svg:y="8.25cm">
          <text:p text:style-name="P1"><text:span text:style-name="T1">N: M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cm" svg:height="1cm" svg:x="14.7cm" svg:y="8.85cm">
          <text:p text:style-name="P15"><text:span text:style-name="T4">(1 : N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cm" svg:height="1cm" svg:x="24.7cm" svg:y="10.1cm">
          <text:p text:style-name="P15"><text:span text:style-name="T4">(1 : 1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cm" svg:height="1cm" svg:x="21.2cm" svg:y="4.85cm">
          <text:p text:style-name="P15"><text:span text:style-name="T4">(1 : N)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32cm" svg:height="11cm" svg:x="5cm" svg:y="17cm"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24.25cm" svg:height="9cm" svg:x="11cm" svg:y="17.9cm">
          <text:p text:style-name="P18"><text:span text:style-name="T6">Usuario </text:span><text:span text:style-name="T6">(</text:span><text:span text:style-name="T2">Numer</text:span><text:span text:style-name="T2">o</text:span><text:span text:style-name="T6">, </text:span><text:span text:style-name="T6">Nombre</text:span><text:span text:style-name="T6">, </text:span><text:span text:style-name="T6">Apellido</text:span><text:span text:style-name="T6">1, </text:span><text:span text:style-name="T6">Apellido</text:span><text:span text:style-name="T6">2)</text:span></text:p>
          <text:p text:style-name="P18"><text:span text:style-name="T6">Admin </text:span><text:span text:style-name="T6">(</text:span><text:span text:style-name="T2">Numer</text:span><text:span text:style-name="T2">o</text:span><text:span text:style-name="T6">, </text:span><text:span text:style-name="T6">Nivel)</text:span></text:p>
          <text:p text:style-name="P18"><text:span text:style-name="T6"><text:s text:c="12"/></text:span><text:span text:style-name="T6">Numero </text:span><text:span text:style-name="T6">→ </text:span><text:span text:style-name="T6">Usuario</text:span></text:p>
          <text:p text:style-name="P18"><text:span text:style-name="T6">Jugado</text:span><text:span text:style-name="T6">r </text:span><text:span text:style-name="T6">(Numer</text:span><text:span text:style-name="T6">o, </text:span><text:span text:style-name="T6">Cuota)</text:span></text:p>
          <text:p text:style-name="P18"><text:span text:style-name="T6"><text:s text:c="12"/></text:span><text:span text:style-name="T6">Numero </text:span><text:span text:style-name="T6">→ </text:span><text:span text:style-name="T6">Usuario</text:span></text:p>
          <text:p text:style-name="P18"><text:span text:style-name="T6">Juegos </text:span><text:span text:style-name="T6">(</text:span><text:span text:style-name="T2">idJueg</text:span><text:span text:style-name="T2">o</text:span><text:span text:style-name="T6">, </text:span><text:span text:style-name="T6">Idioma, </text:span><text:span text:style-name="T6">horaSis</text:span><text:span text:style-name="T6">tema, </text:span><text:span text:style-name="T6">fechaSi</text:span><text:span text:style-name="T6">stema)</text:span></text:p>
          <text:p text:style-name="P18"><text:span text:style-name="T6">Palabra </text:span><text:span text:style-name="T6">/ Frase </text:span><text:span text:style-name="T6">(</text:span><text:span text:style-name="T2">idParti</text:span><text:span text:style-name="T2">da</text:span><text:span text:style-name="T6">, </text:span><text:span text:style-name="T6">Idioma, </text:span><text:span text:style-name="T6">Nombre</text:span><text:span text:style-name="T6">)</text:span></text:p>
          <text:p text:style-name="P18"><text:span text:style-name="T6">Partida </text:span><text:span text:style-name="T6">(</text:span><text:span text:style-name="T2">Numer</text:span><text:span text:style-name="T2">o</text:span><text:span text:style-name="T6">, </text:span><text:span text:style-name="T2">idJuego</text:span><text:span text:style-name="T6">, </text:span><text:span text:style-name="T6">idPalab</text:span><text:span text:style-name="T6">ra, </text:span><text:span text:style-name="T6">registro</text:span><text:span text:style-name="T6">Puntaje</text:span><text:span text:style-name="T6">, </text:span><text:span text:style-name="T6">duracio</text:span><text:span text:style-name="T6">nPartid</text:span><text:span text:style-name="T6">a, </text:span><text:span text:style-name="T6">clasifica</text:span><text:span text:style-name="T6">cionesF</text:span><text:span text:style-name="T6">inales)</text:span></text:p>
          <text:p text:style-name="P18"><text:span text:style-name="T6"><text:s text:c="12"/></text:span><text:span text:style-name="T6"><text:s/></text:span><text:span text:style-name="T6">Numero </text:span><text:span text:style-name="T6">→ </text:span><text:span text:style-name="T6">Jugado</text:span><text:span text:style-name="T6">r</text:span></text:p>
          <text:p text:style-name="P18"><text:span text:style-name="T6"><text:s text:c="12"/></text:span><text:span text:style-name="T6"><text:s/></text:span><text:span text:style-name="T6">IdJuego </text:span><text:span text:style-name="T6">→ </text:span><text:span text:style-name="T6">Juego</text:span></text:p>
          <text:p text:style-name="P18"><text:span text:style-name="T6"><text:s text:c="12"/></text:span><text:span text:style-name="T6"><text:s/></text:span><text:span text:style-name="T6">IdPalab</text:span><text:span text:style-name="T6">ra → </text:span><text:span text:style-name="T6">Palabra</text:span></text:p>
          <text:p text:style-name="P18"><text:span text:style-name="T6">Historic</text:span><text:span text:style-name="T6">o </text:span><text:span text:style-name="T6">(</text:span><text:span text:style-name="T2">idPala</text:span><text:span text:style-name="T2">bra</text:span><text:span text:style-name="T6">, </text:span><text:span text:style-name="T6">Idioma, </text:span><text:span text:style-name="T6">nombre</text:span><text:span text:style-name="T6">, </text:span><text:span text:style-name="T6">Palabra</text:span><text:span text:style-name="T6">Fras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8:30:45.109535690</meta:creation-date>
    <dc:date>2025-04-03T19:42:32.761939439</dc:date>
    <meta:editing-duration>PT4H33M5S</meta:editing-duration>
    <meta:editing-cycles>10</meta:editing-cycles>
    <meta:generator>LibreOffice/7.5.6.2$Linux_X86_64 LibreOffice_project/50$Build-2</meta:generator>
    <meta:document-statistic meta:object-count="79"/>
  </office:meta>
</office:document-meta>
</file>